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New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style:font-name="Courier New"/>
    </style:style>
    <style:style style:name="T1" style:family="text">
      <style:text-properties style:font-name="Courier New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/>
    </style:style>
    <style:style style:name="gr3" style:family="graphic">
      <style:graphic-properties draw:marker-end="Arrowheads_20_1" draw:textarea-horizontal-align="center" draw:textarea-vertical-align="middle" style:run-through="foreground"/>
    </style:style>
    <style:style style:name="gr4" style:family="graphic">
      <style:graphic-properties draw:stroke="dash" draw:stroke-dash="Fine_20_Dashed" draw:textarea-horizontal-align="center" draw:textarea-vertical-align="middle" style:run-through="foreground"/>
    </style:style>
    <style:style style:name="gr5" style:family="graphic">
      <style:graphic-properties draw:stroke="none" svg:stroke-color="#000000" draw:fill="none" draw:fill-color="#ffffff" fo:min-height="0.6535in" style:run-through="foreground"/>
    </style:style>
    <style:style style:name="gr6" style:family="graphic">
      <style:graphic-properties draw:stroke="none" svg:stroke-color="#000000" draw:fill="none" draw:fill-color="#ffffff" fo:min-height="0.7764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ustom-shape draw:style-name="gr2" draw:text-style-name="P2" svg:width="1.3823in" svg:height="0.8433in" svg:x="0.5098in" svg:y="1.0992in"><text:p text:style-name="P1"><text:span text:style-name="T1">Generator</text:span></text:p><text:p text:style-name="P1"><text:span text:style-name="T1">Testowy</text:span></text:p><draw:enhanced-geometry svg:viewBox="0 0 21600 21600" draw:type="rectangle" draw:enhanced-path="M 0 0 L 21600 0 21600 21600 0 21600 0 0 Z N"/></draw:custom-shape><draw:custom-shape draw:style-name="gr2" draw:text-style-name="P2" svg:width="1.3823in" svg:height="0.8433in" svg:x="2.498in" svg:y="1.0992in"><text:p text:style-name="P1"><text:span text:style-name="T1">Kontroler </text:span></text:p><text:p text:style-name="P1"><text:span text:style-name="T1">Silnika</text:span></text:p><draw:enhanced-geometry svg:viewBox="0 0 21600 21600" draw:type="rectangle" draw:enhanced-path="M 0 0 L 21600 0 21600 21600 0 21600 0 0 Z N"/></draw:custom-shape><draw:line draw:style-name="gr3" draw:text-style-name="P3" svg:x1="1.8913in" svg:y1="1.5346in" svg:x2="2.498in" svg:y2="1.5346in"><text:p/></draw:line><draw:custom-shape draw:style-name="gr2" draw:text-style-name="P2" svg:width="1.3823in" svg:height="0.8433in" svg:x="4.6189in" svg:y="1.0992in"><text:p text:style-name="P1"><text:span text:style-name="T1">Oscyloskop</text:span></text:p><draw:enhanced-geometry svg:viewBox="0 0 21600 21600" draw:type="rectangle" draw:enhanced-path="M 0 0 L 21600 0 21600 21600 0 21600 0 0 Z N"/></draw:custom-shape><draw:line draw:style-name="gr3" draw:text-style-name="P1" svg:x1="3.8799in" svg:y1="1.5445in" svg:x2="4.6189in" svg:y2="1.5445in"><text:p/></draw:line><draw:line draw:style-name="gr4" draw:text-style-name="P1" svg:x1="2.1953in" svg:y1="1.6957in" svg:x2="1.8732in" svg:y2="2.7091in"><text:p/></draw:line><draw:line draw:style-name="gr4" draw:text-style-name="P1" svg:x1="4.2028in" svg:y1="1.611in" svg:x2="4.6in" svg:y2="2.7945in"><text:p/></draw:line><draw:frame draw:style-name="gr5" draw:text-style-name="P4" svg:width="2.3961in" svg:height="0.6539in" svg:x="0.6898in" svg:y="2.7657in"><draw:text-box><text:p text:style-name="P4"><text:span text:style-name="T1">Sygnał PWM w modelasrkim standardzie (impulsy 1ms ~ 2ms)</text:span></text:p></draw:text-box></draw:frame><draw:frame draw:style-name="gr6" draw:text-style-name="P4" svg:width="2.348in" svg:height="0.7768in" svg:x="4.0043in" svg:y="2.8512in"><draw:text-box><text:p><text:span text:style-name="T1">Sygnał PWM ~2kHz sterujący silnikiem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23:28:47.396482796</meta:creation-date>
    <dc:date>2015-11-25T00:56:50.145362658</dc:date>
    <meta:editing-duration>PT1H16M2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